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  <style:text-properties officeooo:paragraph-rsid="00240cc7"/>
    </style:style>
    <style:style style:name="P2" style:family="paragraph" style:parent-style-name="Standard">
      <style:paragraph-properties fo:line-height="200%"/>
      <style:text-properties style:use-window-font-color="true" loext:opacity="0%" style:text-underline-style="none"/>
    </style:style>
    <style:style style:name="P3" style:family="paragraph" style:parent-style-name="Heading_20_3">
      <style:paragraph-properties fo:line-height="200%"/>
    </style:style>
    <style:style style:name="P4" style:family="paragraph" style:parent-style-name="Text_20_body">
      <style:paragraph-properties fo:line-height="200%"/>
    </style:style>
    <style:style style:name="P5" style:family="paragraph" style:parent-style-name="Horizontal_20_Line">
      <style:paragraph-properties fo:line-height="200%"/>
    </style:style>
    <style:style style:name="P6" style:family="paragraph" style:parent-style-name="Text_20_body" style:list-style-name="L1">
      <style:paragraph-properties fo:line-height="200%"/>
    </style:style>
    <style:style style:name="P7" style:family="paragraph" style:parent-style-name="Standard">
      <style:paragraph-properties fo:line-height="200%"/>
    </style:style>
    <style:style style:name="T1" style:family="text">
      <style:text-properties officeooo:rsid="001bb889"/>
    </style:style>
    <style:style style:name="T2" style:family="text">
      <style:text-properties officeooo:rsid="002293a6"/>
    </style:style>
    <style:style style:name="T3" style:family="text">
      <style:text-properties officeooo:rsid="00240cc7"/>
    </style:style>
    <style:style style:name="T4" style:family="text">
      <style:text-properties style:use-window-font-color="true" loext:opacity="0%" style:text-underline-style="none"/>
    </style:style>
    <style:style style:name="T5" style:family="text">
      <style:text-properties style:use-window-font-color="true" loext:opacity="0%" style:text-underline-style="none" officeooo:rsid="002293a6"/>
    </style:style>
    <style:style style:name="T6" style:family="text">
      <style:text-properties officeooo:rsid="001f1dbf"/>
    </style:style>
    <style:style style:name="T7" style:family="text">
      <style:text-properties officeooo:rsid="00212a21"/>
    </style:style>
    <style:style style:name="T8" style:family="text">
      <style:text-properties officeooo:rsid="0021703a"/>
    </style:style>
    <style:style style:name="T9" style:family="text">
      <style:text-properties officeooo:rsid="0021c6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rsk har vært livsviktig for både Island og Storbritannia i hundrevis av år. Allerede på 1300-tallet fisket britene utenfor Island, noe som førte til konflikter med Danmark – og senere Island. Da Island ble mer selvstendig og ønsket kontroll over egne ressurser, svarte de med å utvide fiskegrensene. Britene nektet å godta det, og sendte marinen for å beskytte sine trålere. Dette ble starten på en rekke sammenstøt om fisk, makt og suverenitet – kjent som T<text:span text:style-name="T1">he Cod Wars, eller Torskekrigene på norsk</text:span>.<text:line-break/><text:line-break/><text:span text:style-name="T2">Cold war <text:s/>period. Expansion from 3-4nm. UK </text:span><text:span text:style-name="T3">fishing industry sanctioned</text:span><text:span text:style-name="T2"> icelandic fish(George Dawsson). </text:span></text:p>
      <text:p text:style-name="P1"><text:span text:style-name="T2">Cold</text:span><text:span text:style-name="T4"> politics proved favourable for Iceland, as the </text:span><text:span text:style-name="T5">Soviet Union</text:span><text:span text:style-name="T4">, seeking influence in Iceland, stepped in to purchase Icelandic fish. The </text:span><text:span text:style-name="T5">United States</text:span><text:span text:style-name="T4">, fearing greater Soviet influence in Iceland, also did so and persuaded </text:span><text:span text:style-name="T5">Spain</text:span><text:span text:style-name="T4"> and </text:span><text:span text:style-name="T5">Italy</text:span><text:span text:style-name="T4"> to do likewise.</text:span></text:p>
      <text:p text:style-name="P2"/>
      <text:h text:style-name="P3" text:outline-level="3"><text:span text:style-name="Strong_20_Emphasis">Innledning</text:span></text:h>
      <text:p text:style-name="P4">Torskekrigene var en serie konflikter mellom <text:span text:style-name="Strong_20_Emphasis">Island og Storbritannia</text:span>, og <text:span text:style-name="T6">handlet om å skaffe</text:span> seg retten til å fiske i Nord-Atlanteren, hovedsakelig rundt Island. Selv om de ble kalt "kriger", var det ingen formelle krigserklæringer eller større militære slag. I stedet handlet det om <text:span text:style-name="Strong_20_Emphasis">maritime sammenstøt</text:span> og <text:span text:style-name="Strong_20_Emphasis">diplomatiske kriser</text:span>, der <text:span text:style-name="Strong_20_Emphasis">kystvaktskip og marinefartøy</text:span> spilte en sentral rolle. Fiskeri var avgjørende for den islandske økonomien, og Island ønsket derfor å beskytte sine fiskebestander og sikre kontroll over havområdene. Samtidig <text:soft-page-break/>hadde britiske fiskere i lang tid fisket i disse rike farvannene og nektet å akseptere Islands utvidelser av sine økonomiske soner.</text:p>
      <text:p text:style-name="P5"/>
      <text:h text:style-name="P3" text:outline-level="3"><text:span text:style-name="Strong_20_Emphasis">Første torskekrig (1958–1961)</text:span></text:h>
      <text:p text:style-name="P4">Island utvidet sin <text:span text:style-name="T7">EEZ</text:span> fra <text:span text:style-name="Strong_20_Emphasis">4 til 12 nautiske mil</text:span> for å beskytte fiskebestandene og sikre økonomisk uavhengighet. Storbritannia nektet å anerkjenne dette, og britiske trålere fortsatte å fiske i det utvidede området.<text:line-break/>Island svarte med å sende <text:span text:style-name="Strong_20_Emphasis">kystvaktfartøyer</text:span> som forsøkte å jage bort trålerne og arresterte noen av dem. Storbritannia svarte med å sende <text:span text:style-name="Strong_20_Emphasis">marinefartøy</text:span> som beskyttelse. Dette førte til en rekke <text:span text:style-name="Strong_20_Emphasis">konfrontasjoner og nesten-kollisjoner</text:span> på havet.<text:line-break/>Etter tre år med stadig økende spenning og internasjonalt press, <text:span text:style-name="Strong_20_Emphasis">aksepterte Storbritannia i 1961</text:span> den islandske utvidelsen til 12 nautiske mil, noe som ble sett på som en <text:span text:style-name="Strong_20_Emphasis">seier for Island</text:span>.</text:p>
      <text:p text:style-name="P5"/>
      <text:h text:style-name="P3" text:outline-level="3"><text:span text:style-name="Strong_20_Emphasis">Andre torskekrig (1972–1973)</text:span></text:h>
      <text:p text:style-name="P4">I 1972 gikk Island enda lenger og utvidet sin <text:span text:style-name="T8">EEZ</text:span> til <text:span text:style-name="Strong_20_Emphasis">50 nautiske mil</text:span>, igjen for å beskytte overfiskede områder. Storbritannia protesterte på nytt, og konflikten eskalerte raskt.<text:line-break/>Island <text:span text:style-name="T6">forventet dette </text:span><text:span text:style-name="Strong_20_Emphasis">utstyrte kystvakten </text:span><text:span text:style-name="Strong_20_Emphasis"><text:span text:style-name="T6">sin</text:span></text:span><text:span text:style-name="Strong_20_Emphasis"> med spesiallagde "</text:span><text:span text:style-name="Strong_20_Emphasis"><text:span text:style-name="T8">nett</text:span></text:span><text:span text:style-name="Strong_20_Emphasis">kuttere"</text:span>, som kunne kappe fiskelinene til britiske trålere. Dette ble en effektiv taktikk. Storbritannia svarte igjen med <text:span text:style-name="Strong_20_Emphasis">marineeskorter</text:span> for å beskytte <text:soft-page-break/>fiskeflåten.<text:line-break/>Konflikten førte til flere farlige episoder, blant annet sammenstøt mellom skip. Samtidig fikk Island økt støtte fra <text:span text:style-name="Strong_20_Emphasis">internasjonale organisasjoner og NATO-land</text:span>, spesielt fordi Island truet med å <text:span text:style-name="Strong_20_Emphasis">utvise NATO-styrker fra Keflavík-basen</text:span>.<text:line-break/>I 1973 inngikk partene et kompromiss der Storbritannia godtok Islands krav, men fikk begrenset fisketillatelse innenfor 50-milsgrensen.</text:p>
      <text:p text:style-name="P5"/>
      <text:h text:style-name="P3" text:outline-level="3"><text:span text:style-name="Strong_20_Emphasis">Tredje torskekrig (1975–1976)</text:span></text:h>
      <text:p text:style-name="P4">I 1975 gikk Island enda et steg videre og utvidet sin <text:span text:style-name="T9">EEZ</text:span> til <text:span text:style-name="Strong_20_Emphasis">200 nautiske mil</text:span>, i tråd med internasjonale trender om utvidede økonomiske soner. Storbritannia nektet igjen å akseptere dette og fortsatte <text:span text:style-name="T9">å fiske innenfor 50 mil grensa</text:span>.<text:line-break/>Island svarte på samme måte som tidligere: <text:span text:style-name="Strong_20_Emphasis">trålkutting, arrestasjoner og patruljering</text:span>. Storbritannia sendte på nytt <text:span text:style-name="Strong_20_Emphasis">marinefartøyer for å eskortere sine trålere</text:span>, og det oppsto flere alvorlige hendelser der skip <text:span text:style-name="Strong_20_Emphasis">kolliderte med vilje</text:span>. <text:span text:style-name="T9">(UK reinforced </text:span><text:span text:style-name="T2">two of their older frigates with wooden bows)</text:span><text:line-break/>Island truet med å <text:span text:style-name="Strong_20_Emphasis">bryte de diplomatiske forbindelsene</text:span> med Storbritannia og <text:span text:style-name="Strong_20_Emphasis">stenge NATO-basen</text:span>, noe som satte internasjonalt press på britene.<text:line-break/>I 1976 ble en avtale inngått der <text:span text:style-name="Strong_20_Emphasis">Storbritannia anerkjente 200-milsgrensen</text:span>, men fikk midlertidig tilgang til visse områder under strenge vilkår. Dette markerte en <text:span text:style-name="Strong_20_Emphasis">endelig seier for Island</text:span>, og etter dette ble slike 200-mils-soner anerkjent globalt.</text:p>
      <text:p text:style-name="P5"/>
      <text:h text:style-name="P3" text:outline-level="3"><text:soft-page-break/><text:span text:style-name="Strong_20_Emphasis">Konsekvenser og betydning</text:span></text:h>
      <text:p text:style-name="P4">Torskekrigene fikk betydelige konsekvenser:</text:p>
      <text:list text:style-name="L1">
        <text:list-item>
          <text:p text:style-name="P6"><text:span text:style-name="Strong_20_Emphasis">Island vant alle tre konfliktene</text:span>, og sikret full kontroll over sine havområder.</text:p>
        </text:list-item>
        <text:list-item>
          <text:p text:style-name="P6">Konfliktene førte til <text:span text:style-name="Strong_20_Emphasis">internasjonal aksept</text:span> for 200-mils økonomiske soner, som i dag er standard under FNs havrettskonvensjon.</text:p>
        </text:list-item>
        <text:list-item>
          <text:p text:style-name="P6">For Storbritannia innebar dette en <text:span text:style-name="Strong_20_Emphasis">kraftig reduksjon i fiskemuligheter i nord</text:span>, og la grunnlaget for nedgangen i den britiske havfiskeflåten.</text:p>
        </text:list-item>
        <text:list-item>
          <text:p text:style-name="P6">For Island var dette <text:span text:style-name="Strong_20_Emphasis">en seier for nasjonal suverenitet og økonomisk trygghet</text:span>, men også et risikabelt diplomati, spesielt med tanke på forholdet til NATO.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15:17:57.032781696</meta:creation-date>
    <dc:date>2025-05-08T12:49:24.478372011</dc:date>
    <meta:editing-duration>PT1H50M35S</meta:editing-duration>
    <meta:editing-cycles>3</meta:editing-cycles>
    <meta:generator>LibreOffice/25.2.3.2$Linux_X86_64 LibreOffice_project/520$Build-2</meta:generator>
    <meta:print-date>2025-05-08T12:49:45.314342603</meta:print-date>
    <meta:printed-by>PDF files</meta:printed-by>
    <meta:document-statistic meta:table-count="0" meta:image-count="0" meta:object-count="0" meta:page-count="4" meta:paragraph-count="16" meta:word-count="671" meta:character-count="4538" meta:non-whitespace-character-count="3885"/>
  </office:meta>
</office:document-meta>
</file>